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paragraph-rsid="001a1c73"/>
    </style:style>
    <style:style style:name="P4" style:family="paragraph" style:parent-style-name="Standard">
      <style:text-properties fo:color="#999999" loext:opacity="100%" fo:language="ru" fo:country="RU" fo:font-weight="bold" officeooo:paragraph-rsid="001a1c73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1c73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1a1c73" style:font-weight-asian="bold" style:font-weight-complex="bold"/>
    </style:style>
    <style:style style:name="T6" style:family="text">
      <style:text-properties fo:color="#c9211e" loext:opacity="100%" fo:language="en" fo:country="US" fo:font-weight="bold" style:font-weight-asian="bold" style:font-weight-complex="bold"/>
    </style:style>
    <style:style style:name="T7" style:family="text">
      <style:text-properties fo:color="#c9211e" loext:opacity="100%" fo:language="en" fo:country="US" fo:font-weight="bold" officeooo:rsid="001a1c73" style:font-weight-asian="bold" style:font-weight-complex="bold"/>
    </style:style>
    <style:style style:name="T8" style:family="text">
      <style:text-properties fo:color="#b2b2b2" loext:opacity="100%" fo:language="en" fo:country="US" fo:font-weight="bold" style:font-weight-asian="bold" style:font-weight-complex="bold"/>
    </style:style>
    <style:style style:name="T9" style:family="text">
      <style:text-properties fo:color="#b2b2b2" loext:opacity="100%" fo:language="en" fo:country="US" fo:font-weight="bold" officeooo:rsid="001a1c73" style:font-weight-asian="bold" style:font-weight-complex="bold"/>
    </style:style>
    <style:style style:name="T10" style:family="text">
      <style:text-properties fo:color="#999999" loext:opacity="100%" fo:language="en" fo:country="US" fo:font-weight="bold" style:font-weight-asian="bold" style:font-weight-complex="bold"/>
    </style:style>
    <style:style style:name="T11" style:family="text">
      <style:text-properties fo:color="#999999" loext:opacity="100%" fo:language="en" fo:country="US" fo:font-weight="bold" officeooo:rsid="001a1c7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Division </text:span><text:span text:style-name="T11">into</text:span><text:span text:style-name="T10"> modules</text:span><text:span text:style-name="T2"> </text:span></text:p>
      <text:p text:style-name="P4"><text:span text:style-name="T3">for C++</text:span>:</text:p>
      <text:p text:style-name="P2"/>
      <text:p text:style-name="P1">folder Module_name:</text:p>
      <text:p text:style-name="P1"><text:tab/>file Module_name.h, <text:s/></text:p>
      <text:p text:style-name="P1"><text:tab/>file Module_name.cpp</text:p>
      <text:p text:style-name="P1"><text:tab/>folder Module_test (or test?):</text:p>
      <text:p text:style-name="P1"><text:tab/><text:tab/>Module_test.hpp<text:span text:style-name="T1"> </text:span>(or Module.hpp)</text:p>
      <text:p text:style-name="P1"/>
      <text:p text:style-name="P1"><text:tab/>folders of Submodules...</text:p>
      <text:p text:style-name="P1"/>
      <text:p text:style-name="P1"/>
      <text:p text:style-name="P2"><text:span text:style-name="T2">example of folders and files</text:span>:</text:p>
      <text:p text:style-name="P2"/>
      <text:p text:style-name="P1">core.dir</text:p>
      <text:p text:style-name="P1"><text:tab/>Network.dir</text:p>
      <text:p text:style-name="P1"><text:tab/><text:tab/>Network.h.cpp</text:p>
      <text:p text:style-name="P1"><text:tab/><text:tab/>tests.dir</text:p>
      <text:p text:style-name="P1"><text:tab/><text:tab/><text:tab/>Network_tests.hpp<text:tab/></text:p>
      <text:p text:style-name="P1"><text:tab/><text:tab/>Figure.dir</text:p>
      <text:p text:style-name="P1"><text:tab/><text:tab/><text:tab/>Figure.h.cpp</text:p>
      <text:p text:style-name="P1"><text:tab/><text:tab/><text:tab/>tests.dir</text:p>
      <text:p text:style-name="P1"><text:tab/><text:tab/><text:tab/><text:tab/>Figure_tests.hpp</text:p>
      <text:p text:style-name="P1">interface.di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.002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8T02:40:49.32</meta:creation-date>
    <dc:date>2024-08-30T23:07:52.337000000</dc:date>
    <meta:editing-duration>PT28M6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9" meta:word-count="36" meta:character-count="349" meta:non-whitespace-character-count="302"/>
  </office:meta>
</office:document-meta>
</file>